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face style:name="Fira Sans" svg:font-family="'Fira Sans', sans-serif"/>
    <style:font-face style:name="Inter" svg:font-family="Inter, sans-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ce style:name="NSimSun" svg:font-family="NSimSun"/>
  </office:font-face-decls>
  <office:automatic-styles>
    <style:style style:name="P1" style:family="paragraph" style:parent-style-name="Standard">
      <style:text-properties officeooo:rsid="001ad867" officeooo:paragraph-rsid="001ad867"/>
    </style:style>
    <style:style style:name="P2" style:family="paragraph" style:parent-style-name="Standard">
      <style:text-properties officeooo:rsid="001b2783" officeooo:paragraph-rsid="001b2783"/>
    </style:style>
    <style:style style:name="P3" style:family="paragraph" style:parent-style-name="Standard">
      <style:text-properties officeooo:rsid="001c7cf5" officeooo:paragraph-rsid="001c7cf5"/>
    </style:style>
    <style:style style:name="P4" style:family="paragraph" style:parent-style-name="Standard">
      <style:text-properties officeooo:paragraph-rsid="001c7cf5"/>
    </style:style>
    <style:style style:name="P5" style:family="paragraph" style:parent-style-name="Standard">
      <style:text-properties style:text-underline-style="solid" style:text-underline-width="auto" style:text-underline-color="font-color" officeooo:rsid="001ad867" officeooo:paragraph-rsid="001ad867"/>
    </style:style>
    <style:style style:name="P6" style:family="paragraph" style:parent-style-name="Standard">
      <style:text-properties fo:font-variant="normal" fo:text-transform="none" fo:color="#5a616a" loext:opacity="100%" style:font-name="Inter" fo:font-size="9pt" fo:letter-spacing="normal" fo:font-style="normal" fo:font-weight="normal" officeooo:rsid="001c7cf5" officeooo:paragraph-rsid="001c7cf5"/>
    </style:style>
    <style:style style:name="P7" style:family="paragraph" style:parent-style-name="Standard">
      <style:text-properties officeooo:paragraph-rsid="002058a4"/>
    </style:style>
    <style:style style:name="P8" style:family="paragraph" style:parent-style-name="Standard">
      <style:text-properties officeooo:paragraph-rsid="001c7cf5"/>
    </style:style>
    <style:style style:name="T1" style:family="text">
      <style:text-properties officeooo:rsid="001c7cf5"/>
    </style:style>
    <style:style style:name="T2" style:family="text">
      <style:text-properties fo:font-variant="normal" fo:text-transform="none" fo:color="#5a616a" loext:opacity="100%" style:font-name="Inter" fo:font-size="9pt" fo:letter-spacing="normal" fo:font-style="normal" fo:font-weight="normal"/>
    </style:style>
    <style:style style:name="T3" style:family="text">
      <style:text-properties fo:font-variant="normal" fo:text-transform="none" fo:color="#5a616a" loext:opacity="100%" style:font-name="Inter" fo:font-size="9pt" fo:letter-spacing="normal" fo:font-style="normal" fo:font-weight="normal" officeooo:rsid="001c7cf5"/>
    </style:style>
    <style:style style:name="T4" style:family="text">
      <style:text-properties fo:font-variant="normal" fo:text-transform="none" fo:color="#28538a" loext:opacity="100%" style:font-name="Fira Sans" fo:font-size="9.75pt" fo:letter-spacing="normal" fo:font-style="normal" style:text-underline-style="solid" style:text-underline-width="auto" style:text-underline-color="font-color" fo:font-weight="bold"/>
    </style:style>
    <style:style style:name="T5" style:family="text">
      <style:text-properties fo:font-variant="normal" fo:text-transform="none" fo:color="#28538a" loext:opacity="100%" style:text-line-through-style="none" style:text-line-through-type="none" style:font-name="Fira Sans" fo:font-size="10.5pt" fo:letter-spacing="normal" fo:font-style="normal" style:text-underline-style="none" fo:font-weight="bold" style:text-blinking="false"/>
    </style:style>
    <style:style style:name="T6" style:family="text">
      <style:text-properties officeooo:rsid="001fabf1"/>
    </style:style>
    <style:style style:name="T7" style:family="text">
      <style:text-properties officeooo:rsid="002058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loudinary </text:p>
      <text:p text:style-name="P4"><text:span text:style-name="T1">cloud name </text:span><text:span text:style-name="T2">dt1lpgumr <text:s text:c="2"/></text:span><text:a xlink:type="simple" xlink:href="https://console.cloudinary.com/console/lui/sub_accounts/a1bce74cbd63ad47a6e12f28ff17e0?customer_external_id=a1bce74cbd63ad47a6e12f28ff17e0&amp;frameless=1" text:style-name="Internet_20_link" text:visited-style-name="Visited_20_Internet_20_Link"><text:span text:style-name="T5">dt1lpgumr</text:span></text:a></text:p>
      <text:p text:style-name="P4"><text:span text:style-name="T3">api key: </text:span><text:span text:style-name="T2">264322161711933</text:span></text:p>
      <text:p text:style-name="P6"/>
      <text:p text:style-name="P4"><text:span text:style-name="T3">api enviroment variable: </text:span><text:span text:style-name="T2">CLOUDINARY_URL=cloudinary://264322161711933:mOsvbGwsAL-KMGWlEI8eJWLGNE4@dt1lpgumr</text:span></text:p>
      <text:p text:style-name="P3">your first asset:</text:p>
      <text:p text:style-name="P4"><text:span text:style-name="T1"><text:s/></text:span><text:span text:style-name="T6">name </text:span><text:a xlink:type="simple" xlink:href="https://console.cloudinary.com/console/lui/upload_presets/9a6fc19988428e20128d18d7ff7da36b/edit?customer_external_id=a1bce74cbd63ad47a6e12f28ff17e0&amp;frameless=1" text:style-name="Internet_20_link" text:visited-style-name="Visited_20_Internet_20_Link"><text:span text:style-name="T4">tpbx7tol</text:span></text:a></text:p>
      <text:p text:style-name="P1"/>
      <text:p text:style-name="P7"><text:span text:style-name="T7">product environment </text:span><text:a xlink:type="simple" xlink:href="https://console.cloudinary.com/console/sub_accounts/a1bce74cbd63ad47a6e12f28ff17e0?customer_external_id=a1bce74cbd63ad47a6e12f28ff17e0&amp;frameless=1" text:style-name="Internet_20_link" text:visited-style-name="Visited_20_Internet_20_Link"><text:span text:style-name="T5">dt1lpgumr</text:span></text:a></text:p>
      <text:p text:style-name="P5">BuyClothing eccommerce</text:p>
      <text:p text:style-name="P1"/>
      <text:p text:style-name="Standard"/>
      <text:p text:style-name="Standard">Mercado Libre, al igual que muchas otras plataformas, no revela públicamente detalles específicos sobre cómo organiza internamente su información de productos. Cómo decides organizar tu modelo de datos en PostgreSQL dependerá en gran medida de los requisitos y la lógica específica de tu aplicación.</text:p>
      <text:p text:style-name="Standard"/>
      <text:p text:style-name="Standard">Dicho esto, te proporcionaré una estructura de base de datos de ejemplo que podrías considerar para un sistema de productos en PostgreSQL. Este es solo un ejemplo general y puede necesitar ser ajustado según tus necesidades específicas:</text:p>
      <text:p text:style-name="Standard"/>
      <text:p text:style-name="Standard">1. **Tabla de Productos:**</text:p>
      <text:p text:style-name="Standard"><text:s text:c="3"/>- `product_id` (clave primaria)</text:p>
      <text:p text:style-name="Standard"><text:s text:c="3"/>- `name`</text:p>
      <text:p text:style-name="Standard"><text:s text:c="3"/>- `description`</text:p>
      <text:p text:style-name="Standard"><text:s text:c="3"/>- `price`</text:p>
      <text:p text:style-name="Standard"><text:s text:c="3"/>- `stock_quantity`</text:p>
      <text:p text:style-name="Standard"><text:s text:c="3"/>- Otros campos relacionados con los productos.</text:p>
      <text:p text:style-name="Standard"/>
      <text:p text:style-name="Standard">2. **Tabla de Categorías:**</text:p>
      <text:p text:style-name="Standard"><text:s text:c="3"/>- `category_id` (clave primaria)</text:p>
      <text:p text:style-name="Standard"><text:s text:c="3"/>- `name`</text:p>
      <text:p text:style-name="Standard"/>
      <text:p text:style-name="Standard">3. **Tabla de Relación entre Productos y Categorías:**</text:p>
      <text:p text:style-name="Standard"><text:s text:c="3"/>- `product_id` (clave foránea que referencia `product_id` en la tabla de productos)</text:p>
      <text:p text:style-name="Standard"><text:s text:c="3"/>- `category_id` (clave foránea que referencia `category_id` en la tabla de categorías)</text:p>
      <text:p text:style-name="Standard"/>
      <text:p text:style-name="Standard">4. **Tabla de Imágenes:**</text:p>
      <text:p text:style-name="Standard"><text:s text:c="3"/>- `image_id` (clave primaria)</text:p>
      <text:p text:style-name="Standard"><text:s text:c="3"/>- `product_id` (clave foránea que referencia `product_id` en la tabla de productos)</text:p>
      <text:p text:style-name="Standard"><text:s text:c="3"/>- `url`</text:p>
      <text:p text:style-name="Standard"/>
      <text:p text:style-name="Standard">Esta estructura básica te permite organizar productos, categorías y asociar imágenes con productos. Puedes expandir o ajustar esta estructura según tus necesidades específicas.</text:p>
      <text:p text:style-name="Standard"/>
      <text:p text:style-name="Standard">Recuerda que antes de diseñar la base de datos, es crucial entender completamente los requisitos de tu aplicación, cómo se accederá y actualizará la información, y qué consultas serán comunes. Además, considera el rendimiento y la escalabilidad de tu diseño.</text:p>
      <text:p text:style-name="Standard"/>
      <text:p text:style-name="Standard"/>
      <text:p text:style-name="Standard"><text:soft-page-break/>Imagen cargada con éxito: https://res.cloudinary.com/dt1lpgumr/image/upload/v1706499424/q8jyp0o7mx0yxhblbjps.jpg </text:p>
      <text:p text:style-name="Standard">Sí, es una buena práctica separar las reseñas y las ventas en tablas diferentes para evitar la redundancia de datos y facilitar la expansión de funcionalidades específicas para cada entidad. Aquí tienes un ejemplo de cómo podrías estructurar las tablas adicionales:</text:p>
      <text:p text:style-name="Standard"/>
      <text:p text:style-name="Standard">5. **Tabla de Reseñas:**</text:p>
      <text:p text:style-name="Standard"><text:s text:c="3"/>- `review_id` (clave primaria)</text:p>
      <text:p text:style-name="Standard"><text:s text:c="3"/>- `product_id` (clave foránea que referencia `product_id` en la tabla de productos)</text:p>
      <text:p text:style-name="Standard"><text:s text:c="3"/>- `user_id` (clave foránea que referencia `user_id` en la tabla de usuarios)</text:p>
      <text:p text:style-name="Standard"><text:s text:c="3"/>- `rating` (puntuación de la reseña)</text:p>
      <text:p text:style-name="Standard"><text:s text:c="3"/>- `comment` (comentario de la reseña)</text:p>
      <text:p text:style-name="Standard"><text:s text:c="3"/>- Otros campos relacionados con las reseñas.</text:p>
      <text:p text:style-name="Standard"/>
      <text:p text:style-name="Standard">6. **Tabla de Ventas:**</text:p>
      <text:p text:style-name="Standard"><text:s text:c="3"/>- `sale_id` (clave primaria)</text:p>
      <text:p text:style-name="Standard"><text:s text:c="3"/>- `product_id` (clave foránea que referencia `product_id` en la tabla de productos)</text:p>
      <text:p text:style-name="Standard"><text:s text:c="3"/>- `user_id` (clave foránea que referencia `user_id` en la tabla de usuarios)</text:p>
      <text:p text:style-name="Standard"><text:s text:c="3"/>- `quantity` (cantidad de productos vendidos)</text:p>
      <text:p text:style-name="Standard"><text:s text:c="3"/>- `total_amount` (monto total de la venta)</text:p>
      <text:p text:style-name="Standard"><text:s text:c="3"/>- Otros campos relacionados con las ventas.</text:p>
      <text:p text:style-name="Standard"/>
      <text:p text:style-name="Standard">Recuerda que estas son sugerencias generales y pueden variar según las necesidades específicas de tu aplicación. Además, puede ser útil tener una tabla de usuarios si deseas realizar un seguimiento de información específica del usuario en relación con reseñas y ventas. Adaptarás tu esquema según las características y la lógica únicas de tu aplicación.</text:p>
      <text:p text:style-name="Standard"/>
      <text:p text:style-name="Standard">Sí, es una buena idea tener una tabla separada para los proveedores. Aquí te dejo una sugerencia para la tabla de proveedores:</text:p>
      <text:p text:style-name="Standard"/>
      <text:p text:style-name="Standard">7. **Tabla de Proveedores:**</text:p>
      <text:p text:style-name="Standard"><text:s text:c="3"/>- `provider_id` (clave primaria)</text:p>
      <text:p text:style-name="Standard"><text:s text:c="3"/>- `name` (nombre del proveedor)</text:p>
      <text:p text:style-name="Standard"><text:s text:c="3"/>- `contact_person` (persona de contacto)</text:p>
      <text:p text:style-name="Standard"><text:s text:c="3"/>- `email` (correo electrónico del proveedor)</text:p>
      <text:p text:style-name="Standard"><text:s text:c="3"/>- `phone` (número de teléfono del proveedor)</text:p>
      <text:p text:style-name="Standard"><text:s text:c="3"/>- `address` (dirección del proveedor)</text:p>
      <text:p text:style-name="Standard"><text:s text:c="3"/>- Otros campos relacionados con la información del proveedor.</text:p>
      <text:p text:style-name="Standard"/>
      <text:p text:style-name="Standard">Con respecto a tu idea de hacer un e-commerce de ropa al por mayor y menor, parece un proyecto interesante. Para la gestión de usuarios, es una buena práctica tener una tabla de usuarios que pueda ser ampliada para incluir roles y permisos. Aquí hay una sugerencia:</text:p>
      <text:p text:style-name="Standard"/>
      <text:p text:style-name="Standard">8. **Tabla de Usuarios:**</text:p>
      <text:p text:style-name="Standard"><text:s text:c="3"/>- `user_id` (clave primaria)</text:p>
      <text:p text:style-name="Standard"><text:s text:c="3"/>- `username` (nombre de usuario)</text:p>
      <text:p text:style-name="Standard"><text:s text:c="3"/>- `password` (contraseña, se recomienda almacenar de manera segura usando hash y sal)</text:p>
      <text:p text:style-name="Standard"><text:s text:c="3"/>- `email` (correo electrónico del usuario)</text:p>
      <text:p text:style-name="Standard"><text:soft-page-break/><text:s text:c="3"/>- `role` (rol del usuario: admin, user, moderator, etc.)</text:p>
      <text:p text:style-name="Standard"><text:s text:c="3"/>- Otros campos relacionados con la información del usuario.</text:p>
      <text:p text:style-name="Standard"/>
      <text:p text:style-name="Standard">Puedes establecer una relación entre las tablas de usuarios y proveedores, asociando a cada usuario con un proveedor si es necesario. Además, considera tener tablas adicionales para gestionar los roles y permisos específicos. Adaptarás estas sugerencias según las necesidades específicas de tu aplicació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face style:name="Fira Sans" svg:font-family="'Fira Sans', sans-serif"/>
    <style:font-face style:name="Inter" svg:font-family="Inter, sans-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ce style:name="NSimSun" svg:font-family="N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Black" fo:font-family="'Arial Black'" fo:font-size="14pt" style:font-name-asian="Microsoft YaHei" style:font-family-asian="'Microsoft YaHei'"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name-asian="NSimSun" style:font-family-asian="NSimSun"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name-asian="NSimSun" style:font-family-asian="NSimSun"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asian="NSimSun" style:font-family-asian="NSimSun"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08:25:16.717307075</meta:creation-date>
    <dc:date>2024-01-29T01:22:27.557811791</dc:date>
    <meta:editing-duration>PT44M44S</meta:editing-duration>
    <meta:editing-cycles>5</meta:editing-cycles>
    <meta:generator>LibreOffice/7.3.7.2$Linux_X86_64 LibreOffice_project/30$Build-2</meta:generator>
    <meta:document-statistic meta:table-count="0" meta:image-count="0" meta:object-count="0" meta:page-count="3" meta:paragraph-count="64" meta:word-count="663" meta:character-count="4666" meta:non-whitespace-character-count="3948"/>
  </office:meta>
</office:document-meta>
</file>